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DynaBean.createProperty( String name , Class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zyDynaBean.defaultMapped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Bean.defaultIndexed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Bean.siz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zyDynaBean.createIndexedProperty( String name , Class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zyDynaBean.isDynaPropert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zyDynaBean.createOtherProperty( String name , Class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zyDynaBean.get( String name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zyDynaBean.ge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zyDynaBean.set( String name ,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zyDynaBean.createPrimitiveProperty( String name , Class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zyDynaBean.createNumberProperty( String name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Bean.get( String name ,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zyDynaBean.LazyDyna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Bean.growIndexedProperty( String name , Object indexedProperty , int 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azyDynaBean.contains( String name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zyDynaBean.createDynaBeanProperty( String name ,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zyDynaBean.getDyn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Bean.ge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DynaBean.LazyDynaBean( DynaClass dyna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DynaBean.LazyDyn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Bean.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DynaBean.new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Bean.createMappedProperty( String name , Class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zyDynaBean.set( String name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azyDynaBean.remove( String name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zyDynaBean.set( String name , int index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zyDynaBean.isAssignable( Class dest , Class sourc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